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f__3f_">
      <style:paragraph-properties fo:margin-left="0pt" fo:margin-right="0pt" fo:margin-top="0pt" fo:margin-bottom="0pt" loext:contextual-spacing="false" style:line-height-at-least="10.01pt" fo:text-align="start" style:justify-single-word="false" fo:text-indent="0pt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4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2bdb3" style:font-name-asian="ＭＳ 明朝1" style:font-size-asian="20pt" style:language-asian="ja" style:country-asian="JP" style:font-size-complex="20pt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Standard">
      <style:paragraph-properties fo:line-height="100%" fo:text-align="end" style:justify-single-word="false"/>
      <style:text-properties style:font-name="メイリオ1" fo:font-size="12pt" fo:font-style="normal" fo:font-weight="normal" officeooo:rsid="000f9db4" officeooo:paragraph-rsid="0002bdb3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1" style:font-size-asian="12pt" style:language-asian="ja" style:country-asian="JP" style:font-size-complex="12pt"/>
    </style:style>
    <style:style style:name="P13" style:family="paragraph" style:parent-style-name="Standard" style:master-page-name="Standard">
      <style:paragraph-properties fo:line-height="11pt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4" style:family="paragraph">
      <style:text-properties style:font-name="ＭＳ Ｐゴシック" fo:font-size="10pt" style:font-name-asian="ＭＳ Ｐゴシック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style:font-name="MS  Pゴシック" fo:font-size="9pt" style:font-name-asian="MS  Pゴシック" style:font-size-asian="9pt" style:font-size-complex="9pt"/>
    </style:style>
    <style:style style:name="P17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412.55pt" style:run-through="foreground"/>
    </style:style>
    <style:style style:name="gr3" style:family="graphic">
      <style:graphic-properties svg:stroke-color="#000000" draw:marker-end="Arrow" draw:marker-end-width="8.5pt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5.09pt" fo:min-width="25.09pt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35.35pt" fo:min-width="155.65pt" style:run-through="foreground"/>
    </style:style>
    <style:style style:name="gr7" style:family="graphic">
      <style:graphic-properties draw:stroke="none" svg:stroke-color="#000000" draw:fill="none" draw:fill-color="#ffffff" fo:min-height="11.96pt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35.35pt" fo:min-width="169.8pt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9.84pt" fo:min-width="87.25pt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49.55pt" fo:min-width="212.26pt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35.35pt" fo:min-width="212.26pt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2.76pt" fo:min-width="191.06pt" style:run-through="foreground"/>
    </style:style>
    <style:style style:name="gr13" style:family="graphic">
      <style:graphic-properties draw:stroke="none" svg:stroke-color="#000000" draw:fill="none" draw:fill-color="#ffffff" fo:min-height="23.44pt" style:run-through="foreground"/>
    </style:style>
    <style:style style:name="gr14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651.26pt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37.5pt" fo:min-width="142.7pt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28.29pt" fo:min-width="156.81pt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25.06pt" fo:min-width="25.06pt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22.76pt" fo:min-width="162.7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9">ボルグシステム</text:p>
      <text:p text:style-name="P10">受発注画面 関数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1">株式会社デジタルデザインシンク</text:p>
      <text:p text:style-name="P13">１．関数<text:span text:style-name="T3">設計フローチャート</text:span></text:p>
      <text:p text:style-name="P3">　関数<text:span text:style-name="T1">の構造をフローチャートで示します</text:span></text:p>
      <text:p text:style-name="P3"><text:span text:style-name="T1">ファイル名：</text:span><text:span text:style-name="T2">function.js</text:span></text:p>
      <text:p text:style-name="P4"/>
      <text:p text:style-name="P4"/>
      <text:p text:style-name="P5"><draw:g text:anchor-type="as-char" svg:y="-30.39pt" draw:z-index="5" draw:style-name="gr14"><draw:frame draw:style-name="gr15" draw:text-style-name="P14" svg:width="176.49pt" svg:height="651.26pt" svg:x="0pt" svg:y="12.16pt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4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5" svg:x1="303pt" svg:y1="42.89pt" svg:x2="303pt" svg:y2="73.19pt"><text:p/></draw:line><draw:custom-shape draw:style-name="gr16" draw:text-style-name="P19" svg:width="142.72pt" svg:height="37.53pt" svg:x="231.56pt" svg:y="74.55pt"><text:p text:style-name="P15"><text:span text:style-name="T7">第一引数の要素に対して</text:span></text:p><text:p text:style-name="P15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20" svg:width="156.81pt" svg:height="28.32pt" svg:x="224.76pt" svg:y="196.95pt"><text:p text:style-name="P15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3.76pt" svg:y1="112.14pt" svg:x2="303.76pt" svg:y2="140.43pt"><text:p/></draw:line><draw:line draw:style-name="gr3" draw:text-style-name="P15" svg:x1="303.11pt" svg:y1="169.94pt" svg:x2="303.11pt" svg:y2="197.04pt"><text:p/></draw:line><draw:line draw:style-name="gr4" draw:text-style-name="P15" svg:x1="176.46pt" svg:y1="0pt" svg:x2="176.8pt" svg:y2="673.31pt"><text:p/></draw:line><draw:custom-shape draw:style-name="gr18" draw:text-style-name="P15" svg:width="35.38pt" svg:height="35.38pt" svg:x="282.84pt" svg:y="5.95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7" svg:width="162.71pt" svg:height="28.32pt" svg:x="226.26pt" svg:y="140.34pt"><text:p text:style-name="P15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3.11pt" svg:y1="226.49pt" svg:x2="303.11pt" svg:y2="253.59pt"><text:p/></draw:line><draw:custom-shape draw:style-name="gr17" draw:text-style-name="P20" svg:width="156.81pt" svg:height="28.32pt" svg:x="226.26pt" svg:y="310.14pt"><text:p text:style-name="P15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4.61pt" svg:y1="283.04pt" svg:x2="304.61pt" svg:y2="310.14pt"><text:p/></draw:line><draw:custom-shape draw:style-name="gr19" draw:text-style-name="P17" svg:width="162.71pt" svg:height="28.32pt" svg:x="227.76pt" svg:y="253.56pt"><text:p text:style-name="P15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4.61pt" svg:y1="339.65pt" svg:x2="304.61pt" svg:y2="366.75pt"><text:p/></draw:line><draw:custom-shape draw:style-name="gr18" draw:text-style-name="P15" svg:width="35.38pt" svg:height="35.38pt" svg:x="289.9pt" svg:y="366.8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0" draw:style-name="gr1"><draw:frame draw:style-name="gr2" draw:text-style-name="P14" svg:width="194.03pt" svg:height="412.58pt" svg:x="0pt" svg:y="6.24pt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14.36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70.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6" svg:width="84.93pt" svg:height="11.96pt" svg:x="254.55pt" svg:y="84.84pt"><draw:text-box><text:p><text:span text:style-name="T5">option</text:span><text:span text:style-name="T5">タグを走査する</text:span></text:p></draw:text-box></draw:frame><draw:line draw:style-name="gr3" draw:text-style-name="P15" svg:x1="289.93pt" svg:y1="106.1pt" svg:x2="289.93pt" svg:y2="138.16pt"><text:p/></draw:line><draw:custom-shape draw:style-name="gr8" draw:text-style-name="P17" svg:width="169.82pt" svg:height="35.38pt" svg:x="219.15pt" svg:y="141.51pt"><text:p text:style-name="P15"><text:span text:style-name="T6">走査中の</text:span><text:span text:style-name="T6">option</text:span><text:span text:style-name="T6">タグ内の文字列を</text:span></text:p><text:p text:style-name="P15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5pt" svg:x2="289.93pt" svg:y2="208.91pt"><text:p/></draw:line><draw:custom-shape draw:style-name="gr8" draw:text-style-name="P18" svg:width="169.82pt" svg:height="35.38pt" svg:x="219.15pt" svg:y="212.26pt"><text:p text:style-name="P15"><text:span text:style-name="T5">取得した文字列を</text:span><text:span text:style-name="T5">option</text:span><text:span text:style-name="T5">タグの</text:span></text:p><text:p text:style-name="P15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1pt" svg:x2="289.93pt" svg:y2="279.67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" draw:style-name="gr1"><draw:frame draw:style-name="gr2" draw:text-style-name="P14" svg:width="194.03pt" svg:height="412.58pt" svg:x="0pt" svg:y="6.21pt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00.21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7" svg:width="212.26pt" svg:height="49.58pt" svg:x="219.15pt" svg:y="70.7pt"><text:p text:style-name="P15"><text:span text:style-name="T6">第一引数のセレクターに対して</text:span><text:span text:style-name="T6">addButton</text:span><text:span text:style-name="T6">クラスを持つ</text:span></text:p><text:p text:style-name="P15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20.25pt" svg:x2="289.93pt" svg:y2="152.31pt"><text:p/></draw:line><draw:custom-shape draw:style-name="gr5" draw:text-style-name="P15" svg:width="35.43pt" svg:height="35.43pt" svg:x="275.75pt" svg:y="155.5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" draw:style-name="gr1"><draw:frame draw:style-name="gr2" draw:text-style-name="P14" svg:width="194.03pt" svg:height="412.58pt" svg:x="0pt" svg:y="6.24pt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5" svg:x1="289.93pt" svg:y1="35.49pt" svg:x2="289.93pt" svg:y2="67.55pt"><text:p/></draw:line><draw:line draw:style-name="gr4" draw:text-style-name="P15" svg:x1="189.3pt" svg:y1="0.31pt" svg:x2="189.3pt" svg:y2="714.36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デフォルトのコンテンツを表示するために。</text:span></text:p><text:p text:style-name="P15"><text:span text:style-name="T5">selected</text:span><text:span text:style-name="T5">クラスを持つタブの</text:span><text:span text:style-name="T5">name</text:span><text:span text:style-name="T5">属性を取得し</text:span></text:p><text:p text:style-name="P15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68.7pt" svg:y="601.3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141.45pt"><text:p text:style-name="P15"><text:span text:style-name="T5">id</text:span><text:span text:style-name="T5">名が変数</text:span><text:span text:style-name="T5">defaultContent</text:span><text:span text:style-name="T5">の値に対して</text:span></text:p><text:p text:style-name="P15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pt" svg:x2="289.93pt" svg:y2="208.86pt"><text:p/></draw:line><draw:custom-shape draw:style-name="gr12" draw:text-style-name="P17" svg:width="191.03pt" svg:height="28.32pt" svg:x="219.2pt" svg:y="205.09pt"><text:p text:style-name="P15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289.93pt" svg:y1="233.49pt" svg:x2="289.93pt" svg:y2="265.55pt"><text:p/></draw:line><draw:custom-shape draw:style-name="gr11" draw:text-style-name="P18" svg:width="212.26pt" svg:height="35.38pt" svg:x="219.15pt" svg:y="265.04pt"><text:p text:style-name="P15"><text:span text:style-name="T5">クリックされた要素のクラス名を取得し、</text:span></text:p><text:p text:style-name="P15"><text:span text:style-name="T5">表示するコンテンツの</text:span><text:span text:style-name="T5">id</text:span><text:span text:style-name="T5">名として使うために</text:span></text:p><text:p text:style-name="P15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00.39pt" svg:x2="289.93pt" svg:y2="332.45pt"><text:p/></draw:line><draw:custom-shape draw:style-name="gr11" draw:text-style-name="P18" svg:width="212.26pt" svg:height="35.38pt" svg:x="219.15pt" svg:y="332.5pt"><text:p text:style-name="P15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67.94pt" svg:x2="289.93pt" svg:y2="400pt"><text:p/></draw:line><draw:custom-shape draw:style-name="gr11" draw:text-style-name="P18" svg:width="212.26pt" svg:height="35.38pt" svg:x="219.15pt" svg:y="399.49pt"><text:p text:style-name="P15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434.89pt" svg:x2="289.93pt" svg:y2="466.95pt"><text:p/></draw:line><draw:custom-shape draw:style-name="gr11" draw:text-style-name="P18" svg:width="212.26pt" svg:height="35.38pt" svg:x="219.15pt" svg:y="466.89pt"><text:p text:style-name="P15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02.24pt" svg:x2="289.93pt" svg:y2="534.3pt"><text:p/></draw:line><draw:custom-shape draw:style-name="gr11" draw:text-style-name="P18" svg:width="212.26pt" svg:height="35.38pt" svg:x="219.15pt" svg:y="533.91pt"><text:p text:style-name="P15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5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69.34pt" svg:x2="289.93pt" svg:y2="601.4pt"><text:p/></draw:line></draw:g></text:p>
      <text:p text:style-name="P2"><draw:g text:anchor-type="as-char" draw:z-index="3" draw:style-name="gr1"><draw:frame draw:style-name="gr2" draw:text-style-name="P14" svg:width="194.03pt" svg:height="412.58pt" svg:x="0pt" svg:y="6.01pt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5" svg:x1="189.3pt" svg:y1="0.09pt" svg:x2="189.3pt" svg:y2="714.33pt"><text:p/></draw:line><draw:line draw:style-name="gr3" draw:text-style-name="P15" svg:x1="289.93pt" svg:y1="35.43pt" svg:x2="289.93pt" svg:y2="67.49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datebo</text:span><text:span text:style-name="T5">クラスに対して</text:span><text:span text:style-name="T5">datepicker</text:span><text:span text:style-name="T5">の</text:span></text:p><text:p text:style-name="P15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75.75pt" svg:y="141.3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"><draw:frame draw:style-name="gr2" draw:text-style-name="P14" svg:width="194.03pt" svg:height="412.58pt" svg:x="0pt" svg:y="6.41pt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5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5" svg:x1="189.3pt" svg:y1="0.45pt" svg:x2="189.3pt" svg:y2="714.25pt"><text:p/></draw:line><draw:line draw:style-name="gr3" draw:text-style-name="P15" svg:x1="289.93pt" svg:y1="35.4pt" svg:x2="289.93pt" svg:y2="67.46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70.1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6" svg:width="106.13pt" svg:height="23.47pt" svg:x="247.49pt" svg:y="84.84pt"><draw:text-box><text:p><text:span text:style-name="T5">databox</text:span><text:span text:style-name="T5">クラスを走査する</text:span></text:p></draw:text-box></draw:frame><draw:line draw:style-name="gr3" draw:text-style-name="P15" svg:x1="289.93pt" svg:y1="106.07pt" svg:x2="289.93pt" svg:y2="138.13pt"><text:p/></draw:line><draw:custom-shape draw:style-name="gr8" draw:text-style-name="P17" svg:width="169.82pt" svg:height="35.38pt" svg:x="219.15pt" svg:y="141.51pt"><text:p text:style-name="P15"><text:span text:style-name="T6">.databox</text:span><text:span text:style-name="T6">の画面に表示される文字列を</text:span></text:p><text:p text:style-name="P15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5pt" svg:x2="289.93pt" svg:y2="208.91pt"><text:p/></draw:line><draw:custom-shape draw:style-name="gr8" draw:text-style-name="P18" svg:width="169.82pt" svg:height="35.38pt" svg:x="219.15pt" svg:y="212.26pt"><text:p text:style-name="P15"><text:span text:style-name="T5">取得した文字列を第一引数の連想配列の</text:span></text:p><text:p text:style-name="P15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6pt" svg:x2="289.93pt" svg:y2="279.72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42.4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7-05T19:16:30.244631000</dc:date>
    <meta:editing-duration>PT1H9M14S</meta:editing-duration>
    <meta:editing-cycles>16</meta:editing-cycles>
    <meta:generator>LibreOffice/4.3.2.2$MacOSX_X86_64 LibreOffice_project/edfb5295ba211bd31ad47d0bad0118690f76407d</meta:generator>
    <meta:document-statistic meta:table-count="0" meta:image-count="0" meta:object-count="0" meta:page-count="8" meta:paragraph-count="14" meta:word-count="76" meta:character-count="88" meta:non-whitespace-character-count="86"/>
  </office:meta>
</office:document-meta>
</file>